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rsid="000d66fa" officeooo:paragraph-rsid="000d66fa"/>
    </style:style>
    <style:style style:name="P2" style:family="paragraph" style:parent-style-name="Text_20_body">
      <style:text-properties officeooo:rsid="000d66fa" officeooo:paragraph-rsid="000d66fa"/>
    </style:style>
    <style:style style:name="P3" style:family="paragraph" style:parent-style-name="Text_20_body">
      <style:text-properties officeooo:rsid="000e2972" officeooo:paragraph-rsid="000e2972"/>
    </style:style>
    <style:style style:name="P4" style:family="paragraph" style:parent-style-name="Title">
      <style:text-properties officeooo:rsid="000d66fa" officeooo:paragraph-rsid="000d66fa"/>
    </style:style>
    <style:style style:name="T1" style:family="text">
      <style:text-properties officeooo:rsid="000e29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sting Strategy</text:p>
      <text:p text:style-name="P2">This document will illiterate the testing strategy used in this project.</text:p>
      <text:p text:style-name="P2">Django uses a model-view-template architecture. <text:a xlink:type="simple" xlink:href="https://www.onlinetutorialspoint.com/django/django-model-view-template-mvt-overview.html" text:style-name="Internet_20_link" text:visited-style-name="Visited_20_Internet_20_Link">https://www.onlinetutorialspoint.com/django/django-model-view-template-mvt-overview.html</text:a></text:p>
      <text:p text:style-name="P2">These three parts of the django app all need to be tested.</text:p>
      <text:h text:style-name="P1" text:outline-level="1">Model</text:h>
      <text:p text:style-name="P2">To test the database, unit tests <text:span text:style-name="T1">should be used to test valid, invalid and boundary database, to make sure the database accepts correct data, and rejects incorrect data, as is god practice.</text:span></text:p>
      <text:p text:style-name="P2">https://www.bbc.co.uk/bitesize/guides/zb33rwx/revision/8</text:p>
      <text:h text:style-name="P1" text:outline-level="1">View</text:h>
      <text:p text:style-name="P3">The logic in the views should be tested to make sure it works, and returns a context dictionary with the correct content.</text:p>
      <text:h text:style-name="P1" text:outline-level="1">Template</text:h>
      <text:p text:style-name="P3">Testing templates is more complex and requires a tool such 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0T15:58:41.172562725</dc:date>
    <meta:editing-duration>PT4M8S</meta:editing-duration>
    <meta:editing-cycles>1</meta:editing-cycles>
    <meta:document-statistic meta:table-count="0" meta:image-count="0" meta:object-count="0" meta:page-count="1" meta:paragraph-count="11" meta:word-count="100" meta:character-count="726" meta:non-whitespace-character-count="637"/>
    <meta:generator>LibreOffice/7.3.7.2$Linux_X86_64 LibreOffice_project/30$Build-2</meta:generator>
  </office:meta>
</office:document-meta>
</file>